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7.5mm"/>
    </style:style>
    <style:style style:name="co5" style:family="table-column">
      <style:table-column-properties fo:break-before="auto" style:column-width="15.17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71.7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bi-core-gosum1-cell" table:style-name="ta1">
        <table:shapes>
          <draw:frame draw:z-index="0" draw:style-name="gr1" draw:text-style-name="P1" svg:width="193.65mm" svg:height="170.42mm" svg:x="23.18mm" svg:y="63.42mm">
            <loext:p draw:notify-on-update-of-ranges="'Gambi-core-gosum1-cell'.B2:'Gambi-core-gosum1-cell'.B13 'Gambi-core-gosum1-cell'.C1:'Gambi-core-gosum1-cell'.C1 'Gambi-core-gosum1-cell'.C2:'Gambi-core-gosum1-cell'.C13 'Gambi-core-gosum1-cell'.D1:'Gambi-core-gosum1-cell'.D1 'Gambi-core-gosum1-cell'.D2:'Gambi-core-gosum1-cell'.D13 'Gambi-core-gosum1-cell'.E1:'Gambi-core-gosum1-cell'.E1 'Gambi-core-gosum1-cell'.E2:'Gambi-core-gosum1-cell'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O Id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020</text:p>
          </table:table-cell>
          <table:table-cell office:value-type="string" calcext:value-type="string">
            <text:p>membran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054</text:p>
          </table:table-cell>
          <table:table-cell office:value-type="string" calcext:value-type="string">
            <text:p>cell jun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974</text:p>
          </table:table-cell>
          <table:table-cell office:value-type="string" calcext:value-type="string">
            <text:p>membrane-enclosed lu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991</text:p>
          </table:table-cell>
          <table:table-cell office:value-type="string" calcext:value-type="string">
            <text:p>protein-containing complex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26</text:p>
          </table:table-cell>
          <table:table-cell office:value-type="string" calcext:value-type="string">
            <text:p>organel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1</text:p>
          </table:table-cell>
          <table:table-cell office:value-type="string" calcext:value-type="string">
            <text:p>extracellular region pa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2</text:p>
          </table:table-cell>
          <table:table-cell office:value-type="string" calcext:value-type="string">
            <text:p>organelle part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3</text:p>
          </table:table-cell>
          <table:table-cell office:value-type="string" calcext:value-type="string">
            <text:p>virion p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5</text:p>
          </table:table-cell>
          <table:table-cell office:value-type="string" calcext:value-type="string">
            <text:p>membrane part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56</text:p>
          </table:table-cell>
          <table:table-cell office:value-type="string" calcext:value-type="string">
            <text:p>synapse p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64</text:p>
          </table:table-cell>
          <table:table-cell office:value-type="string" calcext:value-type="string">
            <text:p>cell part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9080</text:p>
          </table:table-cell>
          <table:table-cell office:value-type="string" calcext:value-type="string">
            <text:p>supramolecular compl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05:38:35.041577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05:44:10.358008274</dc:date>
    <meta:editing-duration>PT13M41S</meta:editing-duration>
    <meta:editing-cycles>7</meta:editing-cycles>
    <meta:generator>LibreOffice/5.1.6.2$Linux_X86_64 LibreOffice_project/1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66cm" svg:height="17.043cm" xlink:href=".." xlink:type="simple" chart:class="chart:bar" chart:style-name="ch1">
        <chart:legend chart:legend-position="end" svg:x="17.367cm" svg:y="7.724cm" style:legend-expansion="high" chart:style-name="ch2"/>
        <chart:plot-area chart:style-name="ch3" table:cell-range-address="'Gambi-core-gosum1-cell'.B1:'Gambi-core-gosum1-cell'.E13" chart:data-source-has-labels="both" svg:x="0.234cm" svg:y="0.083cm" svg:width="16.949cm" svg:height="16.779cm">
          <chartooo:coordinate-region svg:x="1.041cm" svg:y="0.282cm" svg:width="16.142cm" svg:height="13.131cm"/>
          <chart:axis chart:dimension="x" chart:name="primary-x" chart:style-name="ch4" chartooo:axis-type="auto">
            <chartooo:date-scale/>
            <chart:categories table:cell-range-address="'Gambi-core-gosum1-cell'.B2:'Gambi-core-gosum1-cell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mbi-core-gosum1-cell'.C2:'Gambi-core-gosum1-cell'.C13" chart:label-cell-address="'Gambi-core-gosum1-cell'.C1:'Gambi-core-gosum1-cell'.C1" chart:class="chart:bar">
            <chart:data-point chart:repeated="12"/>
          </chart:series>
          <chart:series chart:style-name="ch8" chart:values-cell-range-address="'Gambi-core-gosum1-cell'.D2:'Gambi-core-gosum1-cell'.D13" chart:label-cell-address="'Gambi-core-gosum1-cell'.D1:'Gambi-core-gosum1-cell'.D1" chart:class="chart:bar">
            <chart:data-point chart:repeated="12"/>
          </chart:series>
          <chart:series chart:style-name="ch9" chart:values-cell-range-address="'Gambi-core-gosum1-cell'.E2:'Gambi-core-gosum1-cell'.E13" chart:label-cell-address="'Gambi-core-gosum1-cell'.E1:'Gambi-core-gosum1-cell'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Gambi-core-gosum1-cell'.C1:'Gambi-core-gosum1-cell'.C1</svg:desc>
                </draw:g>
              </table:table-cell>
              <table:table-cell office:value-type="string">
                <text:p>softcore</text:p>
                <draw:g>
                  <svg:desc>'Gambi-core-gosum1-cell'.D1:'Gambi-core-gosum1-cell'.D1</svg:desc>
                </draw:g>
              </table:table-cell>
              <table:table-cell office:value-type="string">
                <text:p>unique</text:p>
                <draw:g>
                  <svg:desc>'Gambi-core-gosum1-cell'.E1:'Gambi-core-gosum1-cel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mbrane</text:p>
                <draw:g>
                  <svg:desc>'Gambi-core-gosum1-cell'.B2:'Gambi-core-gosum1-cell'.B13</svg:desc>
                </draw:g>
              </table:table-cell>
              <table:table-cell office:value-type="float" office:value="7">
                <text:p>7</text:p>
                <draw:g>
                  <svg:desc>'Gambi-core-gosum1-cell'.C2:'Gambi-core-gosum1-cell'.C13</svg:desc>
                </draw:g>
              </table:table-cell>
              <table:table-cell office:value-type="float" office:value="9">
                <text:p>9</text:p>
                <draw:g>
                  <svg:desc>'Gambi-core-gosum1-cell'.D2:'Gambi-core-gosum1-cell'.D13</svg:desc>
                </draw:g>
              </table:table-cell>
              <table:table-cell office:value-type="float" office:value="10">
                <text:p>10</text:p>
                <draw:g>
                  <svg:desc>'Gambi-core-gosum1-cell'.E2:'Gambi-core-gosum1-cell'.E13</svg:desc>
                </draw:g>
              </table:table-cell>
            </table:table-row>
            <table:table-row>
              <table:table-cell office:value-type="string">
                <text:p>cell junc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brane-enclosed lume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tein-containing complex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organelle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cellular region part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rganelle part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virion 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brane part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ynapse par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ll part</text:p>
              </table:table-cell>
              <table:table-cell office:value-type="float" office:value="132">
                <text:p>132</text:p>
              </table:table-cell>
              <table:table-cell office:value-type="float" office:value="122">
                <text:p>1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supramolecular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